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3992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rotation-align="none"/>
    </style:style>
    <style:style style:name="ce9" style:family="table-cell" style:parent-style-name="Excel_20_Built-in_20_Hyperlink">
      <style:text-properties fo:language="en" fo:country="US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rotation-align="none"/>
      <style:text-properties fo:color="#c9211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4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number-columns-repeated="1022" table:default-cell-style-name="Default"/>
        <table:table-row table:style-name="ro1"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Link</text:p>
          </table:table-cell>
          <table:table-cell table:style-name="ce38" office:value-type="string" calcext:value-type="string">
            <text:p>Status</text:p>
          </table:table-cell>
          <table:table-cell table:style-name="ce38" office:value-type="string" calcext:value-type="string">
            <text:p>Comment</text:p>
          </table:table-cell>
          <table:table-cell table:style-name="ce38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/SillyPacks.xlsx</text:p>
          </table:table-cell>
          <table:table-cell table:style-name="ce39" office:value-type="string" calcext:value-type="string">
            <text:p>DONE</text:p>
          </table:table-cell>
          <table:table-cell office:value-type="string" calcext:value-type="string">
            <text:p>2k23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\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>
            <text:p>Download</text:p>
          </table:table-cell>
          <table:table-cell table:style-name="ce38" office:value-type="string" calcext:value-type="string">
            <text:p>URL</text:p>
          </table:table-cell>
          <table:table-cell table:style-name="ce38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9" office:value-type="string" calcext:value-type="string">
            <text:p>https://sillyventure.eu/download/sv2k23we_pack.zip 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menu\SillyMenu-CMC-Module.cmc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menu\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SillyMenu-Texts.asm</text:p>
          </table:table-cell>
          <table:table-cell office:value-type="string" calcext:value-type="string">
            <text:p>SillyMenu-Texts.asm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menu\Noter-Music.mpt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menu\Noter-Music.txt</text:p>
          </table:table-cell>
          <table:table-cell office:value-type="string" calcext:value-type="string">
            <text:p>..\menu\Noter-Music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menu\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.\Make-File-List.ba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1" table:number-columns-repeated="1015" table:default-cell-style-name="ce46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42" office:value-type="string" calcext:value-type="string">
            <text:p>TODO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omment</text:p>
          </table:table-cell>
          <table:table-cell table:style-name="ce42" table:number-columns-repeated="1014"/>
        </table:table-row>
        <table:table-row table:style-name="ro1">
          <table:table-cell table:style-name="ce43" office:value-type="string" calcext:value-type="string">
            <text:p>BONUS:README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ESC, LEF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Mono, 2nd POKEY supported</text:p>
          </table:table-cell>
          <table:table-cell table:style-name="ce47" table:formula="of:=MID([.A2];1;FIND(&quot;:&quot;;[.A2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3" office:value-type="string" calcext:value-type="string">
            <text:p>BONUS:SV23WELO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3];1;FIND(&quot;:&quot;;[.A3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BRITISHC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4];1;FIND(&quot;:&quot;;[.A4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ATASCII:INSPECT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5];1;FIND(&quot;:&quot;;[.A5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3" table:number-columns-repeated="1016"/>
        </table:table-row>
        <table:table-row table:style-name="ro1">
          <table:table-cell table:style-name="ce43" office:value-type="string" calcext:value-type="string">
            <text:p>ATASCII:CAVENU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6];1;FIND(&quot;:&quot;;[.A6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number-columns-repeated="1014"/>
        </table:table-row>
        <table:table-row table:style-name="ro1">
          <table:table-cell table:style-name="ce43" office:value-type="string" calcext:value-type="string">
            <text:p>ATASCII:CAVEQS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7];1;FIND(&quot;:&quot;;[.A7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CAVETD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8];1;FIND(&quot;:&quot;;[.A8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LIFTOFF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9];1;FIND(&quot;:&quot;;[.A9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BKLAGOON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0];1;FIND(&quot;:&quot;;[.A10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CYBORGOP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1];1;FIND(&quot;:&quot;;[.A11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SHADE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2];1;FIND(&quot;:&quot;;[.A12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URTIMATI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3];1;FIND(&quot;:&quot;;[.A13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KAMINRO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4];1;FIND(&quot;:&quot;;[.A14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CHICKENL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5];1;FIND(&quot;:&quot;;[.A15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256:MORSE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6];1;FIND(&quot;:&quot;;[.A16];4)-1)" office:value-type="string" office:string-value="GAME256" calcext:value-type="string">
            <text:p>GAME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7];1;FIND(&quot;:&quot;;[.A17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AU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8];1;FIND(&quot;:&quot;;[.A18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MYJEWELS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9];1;FIND(&quot;:&quot;;[.A19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ZDENDADD</text:p>
          </table:table-cell>
          <table:table-cell table:style-name="Default" table:number-columns-repeated="5"/>
          <table:table-cell table:style-name="ce47" table:formula="of:=MID([.A20];1;FIND(&quot;:&quot;;[.A20];4)-1)" office:value-type="string" office:string-value="GAME" calcext:value-type="string">
            <text:p>GAME</text:p>
          </table:table-cell>
          <table:table-cell table:style-name="Default" table:number-columns-repeated="1017"/>
        </table:table-row>
        <table:table-row table:style-name="ro1">
          <table:table-cell table:style-name="ce43" office:value-type="string" calcext:value-type="string">
            <text:p>INTRO256:RETURNBS</text:p>
          </table:table-cell>
          <table:table-cell table:style-name="ce47"/>
          <table:table-cell table:style-name="ce50" table:number-columns-repeated="4"/>
          <table:table-cell table:style-name="ce47" table:formula="of:=MID([.A21];1;FIND(&quot;:&quot;;[.A21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256:ZELAX30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2];1;FIND(&quot;:&quot;;[.A22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W256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3];1;FIND(&quot;:&quot;;[.A23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ILLYBEE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4];1;FIND(&quot;:&quot;;[.A24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GALAXY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5];1;FIND(&quot;:&quot;;[.A25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BABYJAG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6];1;FIND(&quot;:&quot;;[.A26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WINTERBY</text:p>
          </table:table-cell>
          <table:table-cell table:style-name="ce47"/>
          <table:table-cell table:style-name="ce50" table:number-columns-repeated="4"/>
          <table:table-cell table:style-name="ce47" table:formula="of:=MID([.A27];1;FIND(&quot;:&quot;;[.A27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OFFSHOOT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8];1;FIND(&quot;:&quot;;[.A28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PARTTI23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9];1;FIND(&quot;:&quot;;[.A29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DANCENOW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0];1;FIND(&quot;:&quot;;[.A30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ZELAX30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1];1;FIND(&quot;:&quot;;[.A31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BEEPEMVI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/>
          <table:table-cell table:style-name="ce47" office:value-type="string" calcext:value-type="string">
            <text:p>Mono</text:p>
          </table:table-cell>
          <table:table-cell table:style-name="ce47" table:formula="of:=MID([.A32];1;FIND(&quot;:&quot;;[.A32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DEMO:BONUS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/>
          <table:table-cell table:style-name="ce47" office:value-type="string" calcext:value-type="string">
            <text:p>Mono</text:p>
          </table:table-cell>
          <table:table-cell table:style-name="ce47" table:formula="of:=MID([.A33];1;FIND(&quot;:&quot;;[.A33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WILD:SAPR01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4];1;FIND(&quot;:&quot;;[.A3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2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5];1;FIND(&quot;:&quot;;[.A3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3</text:p>
          </table:table-cell>
          <table:table-cell table:style-name="ce47"/>
          <table:table-cell table:style-name="ce50" table:number-columns-repeated="4"/>
          <table:table-cell table:style-name="ce47" table:formula="of:=MID([.A36];1;FIND(&quot;:&quot;;[.A3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4</text:p>
          </table:table-cell>
          <table:table-cell table:style-name="ce47"/>
          <table:table-cell table:style-name="ce50" table:number-columns-repeated="4"/>
          <table:table-cell table:style-name="ce47" table:formula="of:=MID([.A37];1;FIND(&quot;:&quot;;[.A3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5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38];1;FIND(&quot;:&quot;;[.A3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6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39];1;FIND(&quot;:&quot;;[.A3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7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0];1;FIND(&quot;:&quot;;[.A4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8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1];1;FIND(&quot;:&quot;;[.A41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48"/>
          <table:table-cell table:number-columns-repeated="1014"/>
        </table:table-row>
        <table:table-row table:style-name="ro1">
          <table:table-cell table:style-name="ce43" office:value-type="string" calcext:value-type="string">
            <text:p>WILD:SAPR09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2];1;FIND(&quot;:&quot;;[.A42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0</text:p>
          </table:table-cell>
          <table:table-cell table:style-name="ce48"/>
          <table:table-cell table:style-name="ce51" table:number-columns-repeated="4"/>
          <table:table-cell table:style-name="ce47" table:formula="of:=MID([.A43];1;FIND(&quot;:&quot;;[.A43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1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4];1;FIND(&quot;:&quot;;[.A4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2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5];1;FIND(&quot;:&quot;;[.A4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3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6];1;FIND(&quot;:&quot;;[.A4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4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7];1;FIND(&quot;:&quot;;[.A4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5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8];1;FIND(&quot;:&quot;;[.A4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6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9];1;FIND(&quot;:&quot;;[.A4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7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50];1;FIND(&quot;:&quot;;[.A5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8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51];1;FIND(&quot;:&quot;;[.A51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38" office:value-type="string" calcext:value-type="string">
            <text:p>Steps Required</text:p>
          </table:table-cell>
          <table:table-cell table:style-name="ce45" table:formula="of:=ROWS(STEPS)*COLUMNS(STEPS)" office:value-type="float" office:value="250" calcext:value-type="float">
            <text:p>250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Steps Not done</text:p>
          </table:table-cell>
          <table:table-cell table:style-name="ce45" table:formula="of:=COUNTIF(STEPS;&quot;&quot;)" office:value-type="float" office:value="204" calcext:value-type="float">
            <text:p>204</text:p>
          </table:table-cell>
          <table:table-cell table:style-name="ce39"/>
          <table:table-cell table:number-columns-repeated="4"/>
          <table:table-cell table:style-name="ce39"/>
          <table:table-cell table:number-columns-repeated="1016"/>
        </table:table-row>
        <table:table-row table:style-name="ro1">
          <table:table-cell table:style-name="ce38" office:value-type="string" calcext:value-type="string">
            <text:p>Steps Not OK</text:p>
          </table:table-cell>
          <table:table-cell table:style-name="ce45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Steps Done</text:p>
          </table:table-cell>
          <table:table-cell table:style-name="ce49" table:formula="of:=1-[.B54]/[.B53]" office:value-type="percentage" office:value="0.184" calcext:value-type="percentage">
            <text:p>18%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Entries Available</text:p>
          </table:table-cell>
          <table:table-cell table:style-name="ce45" table:formula="of:=ROWS(STEPS)" office:value-type="float" office:value="50" calcext:value-type="float">
            <text:p>50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Entries DONE</text:p>
          </table:table-cell>
          <table:table-cell table:style-name="ce45" table:formula="of:=COUNTIF([.H1:.H51];&quot;NO&quot;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Entries TODO</text:p>
          </table:table-cell>
          <table:table-cell table:style-name="ce45" table:formula="of:=COUNTIF([.H2:.H52];&quot;YES&quot;)" office:value-type="float" office:value="42" calcext:value-type="float">
            <text:p>42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8" office:value-type="string" calcext:value-type="string">
            <text:p>Entries Done</text:p>
          </table:table-cell>
          <table:table-cell table:style-name="ce49" table:formula="of:=1-[.B59]/[.B57]" office:value-type="percentage" office:value="0.16" calcext:value-type="percentage">
            <text:p>16%</text:p>
          </table:table-cell>
          <table:table-cell table:number-columns-repeated="102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51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Bonuses</text:p>
          </table:table-cell>
          <table:table-cell table:style-name="ce39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Songs</text:p>
          </table:table-cell>
          <table:table-cell table:style-name="ce39" table:formula="of:=COUNTIF([$Entries.G$1:$Entries.G$1048576];&quot;MSX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Graphics</text:p>
          </table:table-cell>
          <table:table-cell table:style-name="ce39" table:formula="of:=COUNTIF([$Entries.G$1:$Entries.G$1048576];&quot;GF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Intros</text:p>
          </table:table-cell>
          <table:table-cell table:style-name="ce39" table:formula="of:=COUNTIF([$Entries.G$1:$Entries.G$1048576];&quot;INTRO256&quot;)+COUNTIF([$Entries.G$1:$Entries.G$1048576];&quot;INTRO16K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Demos</text:p>
          </table:table-cell>
          <table:table-cell table:style-name="ce39" table:formula="of:=COUNTIF([$Entries.G$1:$Entries.G$1048576];&quot;DEMO&quot;)+COUNTIF([$Entries.G$1:$Entries.G$1048576];&quot;DEMOVBXE&quot;)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Games</text:p>
          </table:table-cell>
          <table:table-cell table:style-name="ce39" table:formula="of:=COUNTIF([$Entries.G$1:$Entries.G$1048576];&quot;GAME&quot;)+COUNTIF([$Entries.G$1:$Entries.G$1048576];&quot;GAME256&quot;)" office:value-type="float" office:value="5" calcext:value-type="float">
            <text:p>5</text:p>
          </table:table-cell>
          <table:table-cell/>
          <table:table-cell table:style-name="ce56"/>
          <table:table-cell table:number-columns-repeated="60"/>
        </table:table-row>
        <table:table-row table:style-name="ro1">
          <table:table-cell table:style-name="ce39" office:value-type="string" calcext:value-type="string">
            <text:p>Wilds</text:p>
          </table:table-cell>
          <table:table-cell table:style-name="ce39" table:formula="of:=COUNTIF([$Entries.G$1:$Entries.G$1048576];&quot;WILD&quot;)" office:value-type="float" office:value="18" calcext:value-type="float">
            <text:p>18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39" table:formula="of:=SUM([.B2:.B8])" office:value-type="float" office:value="44" calcext:value-type="float">
            <text:p>44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51"/>
      </table:named-expressions>
      <table:database-ranges>
        <table:database-range table:name="__Anonymous_Sheet_DB__1" table:target-range-address="Entries.A1:Entries.G5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 style:data-style-name="N2" text:time-value="20:06:10.5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5T21:00:19.410000000</dc:date>
    <meta:editing-cycles>778</meta:editing-cycles>
    <meta:editing-duration>P13DT2H54M19S</meta:editing-duration>
    <meta:generator>LibreOffice/7.1.5.2$Windows_x86 LibreOffice_project/85f04e9f809797b8199d13c421bd8a2b025d52b5</meta:generator>
    <meta:document-statistic meta:table-count="3" meta:cell-count="319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